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81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  <style:style style:name="T2" style:family="text">
      <style:text-properties style:text-position="33% 58%"/>
    </style:style>
    <style:style style:name="T3" style:family="text">
      <style:text-properties style:text-position="0% 100%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  <style:style style:name="T8" style:family="text">
      <style:text-properties fo:font-weight="bold" style:font-weight-asian="bold" style:font-weight-complex="bold"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2.7012in" svg:y="1.8799in">
            <draw:object draw:notify-on-update-of-ranges="Sheet1.H5:Sheet1.H14 Sheet1.G5:Sheet1.G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3"/>
          <table:table-cell table:style-name="ce1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x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l, м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, c</text:p>
          </table:table-cell>
          <table:table-cell table:style-name="ce1" office:value-type="string" calcext:value-type="string">
            <text:p>T=t/N, c</text:p>
          </table:table-cell>
          <table:table-cell table:style-name="ce2" office:value-type="string" calcext:value-type="string">
            <text:p>X=l<text:span text:style-name="T2">2</text:span>, м<text:span text:style-name="T2">2</text:span></text:p>
          </table:table-cell>
          <table:table-cell table:style-name="ce1" office:value-type="string" calcext:value-type="string">
            <text:p>Y=T<text:span text:style-name="T2">2</text:span>, c<text:span text:style-name="T2">2</text:span></text:p>
          </table:table-cell>
          <table:table-cell table:style-name="ce1" table:number-columns-repeated="4"/>
          <table:table-cell/>
          <table:table-cell table:formula="of:=[.H5]-[.G5]" office:value-type="float" office:value="3.7645660899654" calcext:value-type="float">
            <text:p>3.7645660899654</text:p>
          </table:table-cell>
          <table:table-cell office:value-type="string" calcext:value-type="string">
            <text:p>=</text:p>
          </table:table-cell>
          <table:table-cell table:number-columns-repeated="2"/>
          <table:table-cell table:formula="of:=[.H5]-[.N4]" office:value-type="float" office:value="0.00360000000000005" calcext:value-type="float">
            <text:p>0.00360000000000005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table:formula="of:=ORG.LIBREOFFICE.RANDBETWEEN.NV(9; 19)" office:value-type="float" office:value="17" calcext:value-type="float">
            <text:p>17</text:p>
          </table:table-cell>
          <table:table-cell table:style-name="ce1" table:formula="of:=ORG.LIBREOFFICE.RANDBETWEEN.NV(30; 40)" office:value-type="float" office:value="33" calcext:value-type="float">
            <text:p>33</text:p>
          </table:table-cell>
          <table:table-cell table:style-name="ce1" table:formula="of:=([.E5]/[.D5])" office:value-type="float" office:value="1.94117647058824" calcext:value-type="float">
            <text:p>1.94117647058824</text:p>
          </table:table-cell>
          <table:table-cell table:style-name="ce1" table:formula="of:=[.C5]*[.C5]" office:value-type="float" office:value="0.0036" calcext:value-type="float">
            <text:p>0.0036</text:p>
          </table:table-cell>
          <table:table-cell table:style-name="ce1" table:formula="of:=[.F5]*[.F5]" office:value-type="float" office:value="3.7681660899654" calcext:value-type="float">
            <text:p>3.7681660899654</text:p>
          </table:table-cell>
          <table:table-cell table:style-name="ce1" table:number-columns-repeated="4"/>
          <table:table-cell/>
          <table:table-cell table:formula="of:=[.H6]-[.G6]" office:value-type="float" office:value="5.25807577854671" calcext:value-type="float">
            <text:p>5.2580757785467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[.C5]+0.01" office:value-type="float" office:value="0.07" calcext:value-type="float">
            <text:p>0.07</text:p>
          </table:table-cell>
          <table:table-cell table:style-name="ce1" table:formula="of:=[.$D$5]" office:value-type="float" office:value="17" calcext:value-type="float">
            <text:p>17</text:p>
          </table:table-cell>
          <table:table-cell table:style-name="ce1" table:formula="of:=ORG.LIBREOFFICE.RANDBETWEEN.NV(30; 40)" office:value-type="float" office:value="39" calcext:value-type="float">
            <text:p>39</text:p>
          </table:table-cell>
          <table:table-cell table:style-name="ce1" table:formula="of:=([.E6]/[.D6])" office:value-type="float" office:value="2.29411764705882" calcext:value-type="float">
            <text:p>2.29411764705882</text:p>
          </table:table-cell>
          <table:table-cell table:style-name="ce1" table:formula="of:=[.C6]*[.C6]" office:value-type="float" office:value="0.0049" calcext:value-type="float">
            <text:p>0.0049</text:p>
          </table:table-cell>
          <table:table-cell table:style-name="ce1" table:formula="of:=[.F6]*[.F6]" office:value-type="float" office:value="5.26297577854671" calcext:value-type="float">
            <text:p>5.26297577854671</text:p>
          </table:table-cell>
          <table:table-cell table:style-name="ce1" table:number-columns-repeated="4"/>
          <table:table-cell/>
          <table:table-cell table:formula="of:=[.H7]-[.G7]" office:value-type="float" office:value="4.73062422145329" calcext:value-type="float">
            <text:p>4.73062422145329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[.C6]+0.01" office:value-type="float" office:value="0.08" calcext:value-type="float">
            <text:p>0.08</text:p>
          </table:table-cell>
          <table:table-cell table:style-name="ce1" table:formula="of:=[.$D$5]" office:value-type="float" office:value="17" calcext:value-type="float">
            <text:p>17</text:p>
          </table:table-cell>
          <table:table-cell table:style-name="ce1" table:formula="of:=ORG.LIBREOFFICE.RANDBETWEEN.NV(30; 40)" office:value-type="float" office:value="37" calcext:value-type="float">
            <text:p>37</text:p>
          </table:table-cell>
          <table:table-cell table:style-name="ce1" table:formula="of:=([.E7]/[.D7])" office:value-type="float" office:value="2.17647058823529" calcext:value-type="float">
            <text:p>2.17647058823529</text:p>
          </table:table-cell>
          <table:table-cell table:style-name="ce1" table:formula="of:=[.C7]*[.C7]" office:value-type="float" office:value="0.0064" calcext:value-type="float">
            <text:p>0.0064</text:p>
          </table:table-cell>
          <table:table-cell table:style-name="ce1" table:formula="of:=[.F7]*[.F7]" office:value-type="float" office:value="4.73702422145329" calcext:value-type="float">
            <text:p>4.73702422145329</text:p>
          </table:table-cell>
          <table:table-cell table:style-name="ce1" table:number-columns-repeated="4"/>
          <table:table-cell/>
          <table:table-cell table:formula="of:=[.H8]-[.G8]" office:value-type="float" office:value="4.72892422145329" calcext:value-type="float">
            <text:p>4.72892422145329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table:formula="of:=[.C7]+0.01" office:value-type="float" office:value="0.09" calcext:value-type="float">
            <text:p>0.09</text:p>
          </table:table-cell>
          <table:table-cell table:style-name="ce1" table:formula="of:=[.$D$5]" office:value-type="float" office:value="17" calcext:value-type="float">
            <text:p>17</text:p>
          </table:table-cell>
          <table:table-cell table:style-name="ce1" table:formula="of:=ORG.LIBREOFFICE.RANDBETWEEN.NV(30; 40)" office:value-type="float" office:value="37" calcext:value-type="float">
            <text:p>37</text:p>
          </table:table-cell>
          <table:table-cell table:style-name="ce1" table:formula="of:=([.E8]/[.D8])" office:value-type="float" office:value="2.17647058823529" calcext:value-type="float">
            <text:p>2.17647058823529</text:p>
          </table:table-cell>
          <table:table-cell table:style-name="ce1" table:formula="of:=[.C8]*[.C8]" office:value-type="float" office:value="0.0081" calcext:value-type="float">
            <text:p>0.0081</text:p>
          </table:table-cell>
          <table:table-cell table:style-name="ce1" table:formula="of:=[.F8]*[.F8]" office:value-type="float" office:value="4.73702422145329" calcext:value-type="float">
            <text:p>4.73702422145329</text:p>
          </table:table-cell>
          <table:table-cell table:style-name="ce1" table:number-columns-repeated="4"/>
          <table:table-cell/>
          <table:table-cell table:formula="of:=[.H9]-[.G9]" office:value-type="float" office:value="4.47442906574395" calcext:value-type="float">
            <text:p>4.47442906574395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table:formula="of:=[.C8]+0.01" office:value-type="float" office:value="0.1" calcext:value-type="float">
            <text:p>0.1</text:p>
          </table:table-cell>
          <table:table-cell table:style-name="ce1" table:formula="of:=[.$D$5]" office:value-type="float" office:value="17" calcext:value-type="float">
            <text:p>17</text:p>
          </table:table-cell>
          <table:table-cell table:style-name="ce1" table:formula="of:=ORG.LIBREOFFICE.RANDBETWEEN.NV(30; 40)" office:value-type="float" office:value="36" calcext:value-type="float">
            <text:p>36</text:p>
          </table:table-cell>
          <table:table-cell table:style-name="ce1" table:formula="of:=([.E9]/[.D9])" office:value-type="float" office:value="2.11764705882353" calcext:value-type="float">
            <text:p>2.11764705882353</text:p>
          </table:table-cell>
          <table:table-cell table:style-name="ce1" table:formula="of:=[.C9]*[.C9]" office:value-type="float" office:value="0.01" calcext:value-type="float">
            <text:p>0.01</text:p>
          </table:table-cell>
          <table:table-cell table:style-name="ce1" table:formula="of:=[.F9]*[.F9]" office:value-type="float" office:value="4.48442906574395" calcext:value-type="float">
            <text:p>4.48442906574395</text:p>
          </table:table-cell>
          <table:table-cell table:style-name="ce1" table:number-columns-repeated="4"/>
          <table:table-cell/>
          <table:table-cell table:formula="of:=[.H10]-[.G10]" office:value-type="float" office:value="3.9879" calcext:value-type="float">
            <text:p>3.9879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table:formula="of:=[.C9]+0.01" office:value-type="float" office:value="0.11" calcext:value-type="float">
            <text:p>0.11</text:p>
          </table:table-cell>
          <table:table-cell table:style-name="ce1" table:formula="of:=[.$D$5]" office:value-type="float" office:value="17" calcext:value-type="float">
            <text:p>17</text:p>
          </table:table-cell>
          <table:table-cell table:style-name="ce1" table:formula="of:=ORG.LIBREOFFICE.RANDBETWEEN.NV(30; 40)" office:value-type="float" office:value="34" calcext:value-type="float">
            <text:p>34</text:p>
          </table:table-cell>
          <table:table-cell table:style-name="ce1" table:formula="of:=([.E10]/[.D10])" office:value-type="float" office:value="2" calcext:value-type="float">
            <text:p>2</text:p>
          </table:table-cell>
          <table:table-cell table:style-name="ce1" table:formula="of:=[.C10]*[.C10]" office:value-type="float" office:value="0.0121" calcext:value-type="float">
            <text:p>0.0121</text:p>
          </table:table-cell>
          <table:table-cell table:style-name="ce1" table:formula="of:=[.F10]*[.F10]" office:value-type="float" office:value="4" calcext:value-type="float">
            <text:p>4</text:p>
          </table:table-cell>
          <table:table-cell table:style-name="ce1" table:number-columns-repeated="4"/>
          <table:table-cell/>
          <table:table-cell table:formula="of:=[.H11]-[.G11]" office:value-type="float" office:value="4.22435432525951" calcext:value-type="float">
            <text:p>4.2243543252595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table:formula="of:=[.C10]+0.01" office:value-type="float" office:value="0.12" calcext:value-type="float">
            <text:p>0.12</text:p>
          </table:table-cell>
          <table:table-cell table:style-name="ce1" table:formula="of:=[.$D$5]" office:value-type="float" office:value="17" calcext:value-type="float">
            <text:p>17</text:p>
          </table:table-cell>
          <table:table-cell table:style-name="ce1" table:formula="of:=ORG.LIBREOFFICE.RANDBETWEEN.NV(30; 40)" office:value-type="float" office:value="35" calcext:value-type="float">
            <text:p>35</text:p>
          </table:table-cell>
          <table:table-cell table:style-name="ce1" table:formula="of:=([.E11]/[.D11])" office:value-type="float" office:value="2.05882352941176" calcext:value-type="float">
            <text:p>2.05882352941176</text:p>
          </table:table-cell>
          <table:table-cell table:style-name="ce1" table:formula="of:=[.C11]*[.C11]" office:value-type="float" office:value="0.0144" calcext:value-type="float">
            <text:p>0.0144</text:p>
          </table:table-cell>
          <table:table-cell table:style-name="ce1" table:formula="of:=[.F11]*[.F11]" office:value-type="float" office:value="4.23875432525952" calcext:value-type="float">
            <text:p>4.23875432525952</text:p>
          </table:table-cell>
          <table:table-cell table:style-name="ce1" table:number-columns-repeated="4"/>
          <table:table-cell/>
          <table:table-cell table:formula="of:=[.H12]-[.G12]" office:value-type="float" office:value="3.7512660899654" calcext:value-type="float">
            <text:p>3.7512660899654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table:formula="of:=[.C11]+0.01" office:value-type="float" office:value="0.13" calcext:value-type="float">
            <text:p>0.13</text:p>
          </table:table-cell>
          <table:table-cell table:style-name="ce1" table:formula="of:=[.$D$5]" office:value-type="float" office:value="17" calcext:value-type="float">
            <text:p>17</text:p>
          </table:table-cell>
          <table:table-cell table:style-name="ce1" table:formula="of:=ORG.LIBREOFFICE.RANDBETWEEN.NV(30; 40)" office:value-type="float" office:value="33" calcext:value-type="float">
            <text:p>33</text:p>
          </table:table-cell>
          <table:table-cell table:style-name="ce1" table:formula="of:=([.E12]/[.D12])" office:value-type="float" office:value="1.94117647058824" calcext:value-type="float">
            <text:p>1.94117647058824</text:p>
          </table:table-cell>
          <table:table-cell table:style-name="ce1" table:formula="of:=[.C12]*[.C12]" office:value-type="float" office:value="0.0169" calcext:value-type="float">
            <text:p>0.0169</text:p>
          </table:table-cell>
          <table:table-cell table:style-name="ce1" table:formula="of:=[.F12]*[.F12]" office:value-type="float" office:value="3.7681660899654" calcext:value-type="float">
            <text:p>3.7681660899654</text:p>
          </table:table-cell>
          <table:table-cell table:style-name="ce1" table:number-columns-repeated="4"/>
          <table:table-cell/>
          <table:table-cell table:formula="of:=[.H13]-[.G13]" office:value-type="float" office:value="5.24337577854671" calcext:value-type="float">
            <text:p>5.2433757785467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table:formula="of:=[.C12]+0.01" office:value-type="float" office:value="0.14" calcext:value-type="float">
            <text:p>0.14</text:p>
          </table:table-cell>
          <table:table-cell table:style-name="ce1" table:formula="of:=[.$D$5]" office:value-type="float" office:value="17" calcext:value-type="float">
            <text:p>17</text:p>
          </table:table-cell>
          <table:table-cell table:style-name="ce1" table:formula="of:=ORG.LIBREOFFICE.RANDBETWEEN.NV(30; 40)" office:value-type="float" office:value="39" calcext:value-type="float">
            <text:p>39</text:p>
          </table:table-cell>
          <table:table-cell table:style-name="ce1" table:formula="of:=([.E13]/[.D13])" office:value-type="float" office:value="2.29411764705882" calcext:value-type="float">
            <text:p>2.29411764705882</text:p>
          </table:table-cell>
          <table:table-cell table:style-name="ce1" table:formula="of:=[.C13]*[.C13]" office:value-type="float" office:value="0.0196" calcext:value-type="float">
            <text:p>0.0196</text:p>
          </table:table-cell>
          <table:table-cell table:style-name="ce1" table:formula="of:=[.F13]*[.F13]" office:value-type="float" office:value="5.26297577854671" calcext:value-type="float">
            <text:p>5.26297577854671</text:p>
          </table:table-cell>
          <table:table-cell table:style-name="ce1" table:number-columns-repeated="4"/>
          <table:table-cell/>
          <table:table-cell table:formula="of:=[.H14]-[.G14]" office:value-type="float" office:value="5.24047577854671" calcext:value-type="float">
            <text:p>5.2404757785467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table:formula="of:=[.C13]+0.01" office:value-type="float" office:value="0.15" calcext:value-type="float">
            <text:p>0.15</text:p>
          </table:table-cell>
          <table:table-cell table:style-name="ce1" table:formula="of:=[.$D$5]" office:value-type="float" office:value="17" calcext:value-type="float">
            <text:p>17</text:p>
          </table:table-cell>
          <table:table-cell table:style-name="ce1" table:formula="of:=ORG.LIBREOFFICE.RANDBETWEEN.NV(30; 40)" office:value-type="float" office:value="39" calcext:value-type="float">
            <text:p>39</text:p>
          </table:table-cell>
          <table:table-cell table:style-name="ce1" table:formula="of:=([.E14]/[.D14])" office:value-type="float" office:value="2.29411764705882" calcext:value-type="float">
            <text:p>2.29411764705882</text:p>
          </table:table-cell>
          <table:table-cell table:style-name="ce1" table:formula="of:=[.C14]*[.C14]" office:value-type="float" office:value="0.0225" calcext:value-type="float">
            <text:p>0.0225</text:p>
          </table:table-cell>
          <table:table-cell table:style-name="ce1" table:formula="of:=[.F14]*[.F14]" office:value-type="float" office:value="5.26297577854671" calcext:value-type="float">
            <text:p>5.26297577854671</text:p>
          </table:table-cell>
          <table:table-cell table:style-name="ce1" table:number-columns-repeated="4"/>
          <table:table-cell table:number-columns-repeated="6"/>
        </table:table-row>
        <table:table-row table:style-name="ro1" table:number-rows-repeated="2">
          <table:table-cell/>
          <table:table-cell table:style-name="ce1" table:number-columns-repeated="11"/>
          <table:table-cell table:number-columns-repeated="6"/>
        </table:table-row>
        <table:table-row table:style-name="ro1">
          <table:table-cell table:style-name="ce1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X<text:span text:style-name="T1">i</text:span>, м<text:span text:style-name="T2">2</text:span></text:p>
          </table:table-cell>
          <table:table-cell table:style-name="ce1" office:value-type="string" calcext:value-type="string">
            <text:p>X<text:span text:style-name="T1">j</text:span><text:span text:style-name="T3">, м</text:span><text:span text:style-name="T2">2</text:span></text:p>
          </table:table-cell>
          <table:table-cell table:style-name="ce1" office:value-type="string" calcext:value-type="string">
            <text:p>Y<text:span text:style-name="T1">i</text:span>, c<text:span text:style-name="T2">2</text:span></text:p>
          </table:table-cell>
          <table:table-cell table:style-name="ce1" office:value-type="string" calcext:value-type="string">
            <text:p>Y<text:span text:style-name="T1">j</text:span>, c<text:span text:style-name="T2">2</text:span></text:p>
          </table:table-cell>
          <table:table-cell table:style-name="ce3" office:value-type="string" calcext:value-type="string" table:number-columns-spanned="2" table:number-rows-spanned="1">
            <text:p>a<text:span text:style-name="T1">ij=</text:span><text:span text:style-name="T3">∆Y/∆X, c</text:span><text:span text:style-name="T2">2</text:span><text:span text:style-name="T3">/м</text:span><text:span text:style-name="T2">2</text:span><text:span text:style-name="T1"> </text:span>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<text:span text:style-name="T4">a</text:span><text:span text:style-name="T5">ij</text:span><text:span text:style-name="T6">-</text:span><text:span text:style-name="T4">&lt;a&gt;, </text:span><text:span text:style-name="T6"> c</text:span><text:span text:style-name="T7">2</text:span><text:span text:style-name="T6">/м</text:span><text:span text:style-name="T7">2</text:span>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<text:span text:style-name="T4">(a</text:span><text:span text:style-name="T5">ij</text:span><text:span text:style-name="T6">-</text:span><text:span text:style-name="T4">&lt;a&gt;)</text:span><text:span text:style-name="T7">2</text:span><text:span text:style-name="T4">, </text:span><text:span text:style-name="T6"> c</text:span><text:span text:style-name="T7">4</text:span><text:span text:style-name="T6">/м</text:span><text:span text:style-name="T7">4</text:span></text:p>
          </table:table-cell>
          <table:covered-table-cell table:style-name="ce1"/>
          <table:table-cell table:number-columns-repeated="5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[.G5]" office:value-type="float" office:value="0.0036" calcext:value-type="float">
            <text:p>0.0036</text:p>
          </table:table-cell>
          <table:table-cell table:style-name="ce1" table:formula="of:=[.G10]" office:value-type="float" office:value="0.0121" calcext:value-type="float">
            <text:p>0.0121</text:p>
          </table:table-cell>
          <table:table-cell table:style-name="ce1" table:formula="of:=[.H5]" office:value-type="float" office:value="3.7681660899654" calcext:value-type="float">
            <text:p>3.7681660899654</text:p>
          </table:table-cell>
          <table:table-cell table:style-name="ce1" table:formula="of:=[.H10]" office:value-type="float" office:value="4" calcext:value-type="float">
            <text:p>4</text:p>
          </table:table-cell>
          <table:table-cell table:style-name="ce1" table:formula="of:=(([.G18]-[.F18])/([.E18]-[.D18]))" office:value-type="float" office:value="27.2745776511297" calcext:value-type="float" table:number-columns-spanned="2" table:number-rows-spanned="1">
            <text:p>27.2745776511297</text:p>
          </table:table-cell>
          <table:covered-table-cell table:style-name="ce1"/>
          <table:table-cell table:style-name="ce1" table:formula="of:=[.H18]-[.$I$23]" office:value-type="float" office:value="40.2329286255135" calcext:value-type="float" table:number-columns-spanned="2" table:number-rows-spanned="1">
            <text:p>40.2329286255135</text:p>
          </table:table-cell>
          <table:covered-table-cell table:style-name="ce1"/>
          <table:table-cell table:style-name="ce1" table:formula="of:=[.J18]*[.J18]" office:value-type="float" office:value="1618.68854578566" calcext:value-type="float" table:number-columns-spanned="2" table:number-rows-spanned="1">
            <text:p>1618.68854578566</text:p>
          </table:table-cell>
          <table:covered-table-cell table:style-name="ce1"/>
          <table:table-cell table:number-columns-repeated="5"/>
        </table:table-row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G6]" office:value-type="float" office:value="0.0049" calcext:value-type="float">
            <text:p>0.0049</text:p>
          </table:table-cell>
          <table:table-cell table:style-name="ce1" table:formula="of:=[.G11]" office:value-type="float" office:value="0.0144" calcext:value-type="float">
            <text:p>0.0144</text:p>
          </table:table-cell>
          <table:table-cell table:style-name="ce1" table:formula="of:=[.H6]" office:value-type="float" office:value="5.26297577854671" calcext:value-type="float">
            <text:p>5.26297577854671</text:p>
          </table:table-cell>
          <table:table-cell table:style-name="ce1" table:formula="of:=[.H11]" office:value-type="float" office:value="4.23875432525952" calcext:value-type="float">
            <text:p>4.23875432525952</text:p>
          </table:table-cell>
          <table:table-cell table:style-name="ce1" table:formula="of:=(([.G19]-[.F19])/([.E19]-[.D19]))" office:value-type="float" office:value="-107.812784556547" calcext:value-type="float" table:number-columns-spanned="2" table:number-rows-spanned="1">
            <text:p>-107.812784556547</text:p>
          </table:table-cell>
          <table:covered-table-cell table:style-name="ce1"/>
          <table:table-cell table:style-name="ce1" table:formula="of:=[.H19]-[.$I$23]" office:value-type="float" office:value="-94.8544335821635" calcext:value-type="float" table:number-columns-spanned="2" table:number-rows-spanned="1">
            <text:p>-94.8544335821635</text:p>
          </table:table-cell>
          <table:covered-table-cell table:style-name="ce1"/>
          <table:table-cell table:style-name="ce1" table:formula="of:=[.J19]*[.J19]" office:value-type="float" office:value="8997.36357019306" calcext:value-type="float" table:number-columns-spanned="2" table:number-rows-spanned="1">
            <text:p>8997.36357019306</text:p>
          </table:table-cell>
          <table:covered-table-cell table:style-name="ce1"/>
          <table:table-cell table:number-columns-repeated="5"/>
        </table:table-row>
        <table:table-row table:style-name="ro1"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G7]" office:value-type="float" office:value="0.0064" calcext:value-type="float">
            <text:p>0.0064</text:p>
          </table:table-cell>
          <table:table-cell table:style-name="ce1" table:formula="of:=[.G12]" office:value-type="float" office:value="0.0169" calcext:value-type="float">
            <text:p>0.0169</text:p>
          </table:table-cell>
          <table:table-cell table:style-name="ce1" table:formula="of:=[.H7]" office:value-type="float" office:value="4.73702422145329" calcext:value-type="float">
            <text:p>4.73702422145329</text:p>
          </table:table-cell>
          <table:table-cell table:style-name="ce1" table:formula="of:=[.H12]" office:value-type="float" office:value="3.7681660899654" calcext:value-type="float">
            <text:p>3.7681660899654</text:p>
          </table:table-cell>
          <table:table-cell table:style-name="ce1" table:formula="of:=(([.G20]-[.F20])/([.E20]-[.D20]))" office:value-type="float" office:value="-92.2722029988466" calcext:value-type="float" table:number-columns-spanned="2" table:number-rows-spanned="1">
            <text:p>-92.2722029988466</text:p>
          </table:table-cell>
          <table:covered-table-cell table:style-name="ce1"/>
          <table:table-cell table:style-name="ce1" table:formula="of:=[.H20]-[.$I$23]" office:value-type="float" office:value="-79.3138520244629" calcext:value-type="float" table:number-columns-spanned="2" table:number-rows-spanned="1">
            <text:p>-79.3138520244629</text:p>
          </table:table-cell>
          <table:covered-table-cell table:style-name="ce1"/>
          <table:table-cell table:style-name="ce1" table:formula="of:=[.J20]*[.J20]" office:value-type="float" office:value="6290.68712295839" calcext:value-type="float" table:number-columns-spanned="2" table:number-rows-spanned="1">
            <text:p>6290.68712295839</text:p>
          </table:table-cell>
          <table:covered-table-cell table:style-name="ce1"/>
          <table:table-cell table:number-columns-repeated="5"/>
        </table:table-row>
        <table:table-row table:style-name="ro1"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[.G8]" office:value-type="float" office:value="0.0081" calcext:value-type="float">
            <text:p>0.0081</text:p>
          </table:table-cell>
          <table:table-cell table:style-name="ce1" table:formula="of:=[.G13]" office:value-type="float" office:value="0.0196" calcext:value-type="float">
            <text:p>0.0196</text:p>
          </table:table-cell>
          <table:table-cell table:style-name="ce1" table:formula="of:=[.H8]" office:value-type="float" office:value="4.73702422145329" calcext:value-type="float">
            <text:p>4.73702422145329</text:p>
          </table:table-cell>
          <table:table-cell table:style-name="ce1" table:formula="of:=[.H13]" office:value-type="float" office:value="5.26297577854671" calcext:value-type="float">
            <text:p>5.26297577854671</text:p>
          </table:table-cell>
          <table:table-cell table:style-name="ce1" table:formula="of:=(([.G21]-[.F21])/([.E21]-[.D21]))" office:value-type="float" office:value="45.734918008124" calcext:value-type="float" table:number-columns-spanned="2" table:number-rows-spanned="1">
            <text:p>45.734918008124</text:p>
          </table:table-cell>
          <table:covered-table-cell table:style-name="ce1"/>
          <table:table-cell table:style-name="ce1" table:formula="of:=[.H21]-[.$I$23]" office:value-type="float" office:value="58.6932689825077" calcext:value-type="float" table:number-columns-spanned="2" table:number-rows-spanned="1">
            <text:p>58.6932689825077</text:p>
          </table:table-cell>
          <table:covered-table-cell table:style-name="ce1"/>
          <table:table-cell table:style-name="ce1" table:formula="of:=[.J21]*[.J21]" office:value-type="float" office:value="3444.899823853" calcext:value-type="float" table:number-columns-spanned="2" table:number-rows-spanned="1">
            <text:p>3444.899823853</text:p>
          </table:table-cell>
          <table:covered-table-cell table:style-name="ce1"/>
          <table:table-cell table:number-columns-repeated="5"/>
        </table:table-row>
        <table:table-row table:style-name="ro1"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[.G9]" office:value-type="float" office:value="0.01" calcext:value-type="float">
            <text:p>0.01</text:p>
          </table:table-cell>
          <table:table-cell table:style-name="ce1" table:formula="of:=[.G14]" office:value-type="float" office:value="0.0225" calcext:value-type="float">
            <text:p>0.0225</text:p>
          </table:table-cell>
          <table:table-cell table:style-name="ce1" table:formula="of:=[.H9]" office:value-type="float" office:value="4.48442906574395" calcext:value-type="float">
            <text:p>4.48442906574395</text:p>
          </table:table-cell>
          <table:table-cell table:style-name="ce1" table:formula="of:=[.H14]" office:value-type="float" office:value="5.26297577854671" calcext:value-type="float">
            <text:p>5.26297577854671</text:p>
          </table:table-cell>
          <table:table-cell table:style-name="ce1" table:formula="of:=(([.G22]-[.F22])/([.E22]-[.D22]))" office:value-type="float" office:value="62.2837370242214" calcext:value-type="float" table:number-columns-spanned="2" table:number-rows-spanned="1">
            <text:p>62.2837370242214</text:p>
          </table:table-cell>
          <table:covered-table-cell table:style-name="ce1"/>
          <table:table-cell table:style-name="ce1" table:formula="of:=[.H22]-[.$I$23]" office:value-type="float" office:value="75.2420879986051" calcext:value-type="float" table:number-columns-spanned="2" table:number-rows-spanned="1">
            <text:p>75.2420879986051</text:p>
          </table:table-cell>
          <table:covered-table-cell table:style-name="ce1"/>
          <table:table-cell table:style-name="ce1" table:formula="of:=[.J22]*[.J22]" office:value-type="float" office:value="5661.37180638984" calcext:value-type="float" table:number-columns-spanned="2" table:number-rows-spanned="1">
            <text:p>5661.37180638984</text:p>
          </table:table-cell>
          <table:covered-table-cell table:style-name="ce1"/>
          <table:table-cell table:number-columns-repeated="5"/>
        </table:table-row>
        <table:table-row table:style-name="ro1">
          <table:table-cell table:number-columns-repeated="7"/>
          <table:table-cell table:style-name="ce4" office:value-type="string" calcext:value-type="string">
            <text:p>&lt;a&gt;=</text:p>
          </table:table-cell>
          <table:table-cell table:style-name="ce5" table:formula="of:=AVERAGE([.H18];[.H19];[.H20];[.H21];[.H22])" office:value-type="float" office:value="-12.9583509743838" calcext:value-type="float">
            <text:p>-12.9583509743838</text:p>
          </table:table-cell>
          <table:table-cell table:style-name="ce4" office:value-type="string" calcext:value-type="string">
            <text:p>Ʃ(a<text:span text:style-name="T1">ij</text:span><text:span text:style-name="T3">-&lt;a&gt;)</text:span><text:span text:style-name="T2">2</text:span><text:span text:style-name="T3">=</text:span></text:p>
          </table:table-cell>
          <table:table-cell table:style-name="ce5" table:formula="of:=SUM([.L18:.L22])" office:value-type="float" office:value="26013.0108691799" calcext:value-type="float">
            <text:p>26013.0108691799</text:p>
          </table:table-cell>
          <table:table-cell table:style-name="ce4" office:value-type="string" calcext:value-type="string">
            <text:p>σ<text:span text:style-name="T2">2</text:span><text:span text:style-name="T1">&lt;a&gt;</text:span>=</text:p>
          </table:table-cell>
          <table:table-cell table:style-name="ce5" table:formula="of:=[.K23]/([.B22]-1)" office:value-type="float" office:value="6503.25271729499" calcext:value-type="float">
            <text:p>6503.25271729499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4" office:value-type="string" calcext:value-type="string">
            <text:p>σ<text:span text:style-name="T8">&lt;a&gt;</text:span>=</text:p>
          </table:table-cell>
          <table:table-cell table:style-name="ce5" table:formula="of:=SQRT([.M23])" office:value-type="float" office:value="80.6427474562653" calcext:value-type="float">
            <text:p>80.6427474562653</text:p>
          </table:table-cell>
          <table:table-cell table:number-columns-repeated="5"/>
        </table:table-row>
        <table:table-row table:style-name="ro1">
          <table:table-cell table:number-columns-repeated="10"/>
          <table:table-cell table:style-name="ce4" office:value-type="string" calcext:value-type="string">
            <text:p>E=</text:p>
          </table:table-cell>
          <table:table-cell table:style-name="ce5" table:formula="of:=([.I23]-(MIN([.J18:.J22])))/[.M24]" office:value-type="float" office:value="1.01554182106945" calcext:value-type="float">
            <text:p>1.01554182106945</text:p>
          </table:table-cell>
          <table:table-cell table:number-columns-repeated="6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11"/>
          <table:table-cell table:style-name="ce4" office:value-type="string" calcext:value-type="string">
            <text:p>m=</text:p>
          </table:table-cell>
          <table:table-cell table:formula="of:=ORG.LIBREOFFICE.RAND.NV()" office:value-type="float" office:value="0.0173932500898078" calcext:value-type="float">
            <text:p>0.0173932500898078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4" office:value-type="string" calcext:value-type="string">
            <text:p>k=</text:p>
          </table:table-cell>
          <table:table-cell table:formula="of:=(8*(PI()*PI())*[.M29])/[.I23]" office:value-type="float" office:value="-0.105979224038592" calcext:value-type="float">
            <text:p>-0.105979224038592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table:style-name="ce4" office:value-type="string" calcext:value-type="string">
            <text:p>C=</text:p>
          </table:table-cell>
          <table:table-cell table:formula="of:=SQRT(0.001*0.001+0.01*0.01)" office:value-type="float" office:value="0.0100498756211209" calcext:value-type="float">
            <text:p>0.0100498756211209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относитель</text:p>
          </table:table-cell>
          <table:table-cell table:formula="of:=ABS([.K32]/[.M30])*100" office:value-type="float" office:value="9.48287337663588" calcext:value-type="float">
            <text:p>9.48287337663588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∆k</text:p>
          </table:table-cell>
          <table:table-cell table:number-columns-repeated="8"/>
        </table:table-row>
        <table:table-row table:style-name="ro1" table:number-rows-repeated="12">
          <table:table-cell table:number-columns-repeated="18"/>
        </table:table-row>
        <table:table-row table:style-name="ro1">
          <table:table-cell/>
          <table:table-cell office:value-type="string" calcext:value-type="string">
            <text:p>∆l=+-0,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0.5" calcext:value-type="float">
            <text:p>-0.5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/00/0000</text:date>, <text:time style:data-style-name="N2" text:time-value="14:41:16.0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6T14:37:35.992000000</meta:creation-date>
    <dc:date>2023-10-16T22:33:58.150000000</dc:date>
    <meta:editing-duration>PT7H56M5S</meta:editing-duration>
    <meta:editing-cycles>4</meta:editing-cycles>
    <meta:generator>LibreOffice/7.6.2.1$Windows_X86_64 LibreOffice_project/56f7684011345957bbf33a7ee678afaf4d2ba333</meta:generator>
    <meta:document-statistic meta:table-count="1" meta:cell-count="168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stroke-dash="Dash_20_Dot_20_4" svg:stroke-color="#b3b3b3" draw:fill="solid" draw:fill-color="#eeeeee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top" svg:x="6.679cm" svg:y="0.185cm" style:legend-expansion="wide" chart:style-name="ch2"/>
        <chart:plot-area chart:style-name="ch3" table:cell-range-address="Sheet1.G5:Sheet1.H14" svg:x="1.331cm" svg:y="0.963cm" svg:width="14.349cm" svg:height="6.876cm">
          <chart:coordinate-region svg:x="1.767cm" svg:y="1.162cm" svg:width="13.488cm" svg:height="6.03cm"/>
          <chart:axis chart:dimension="x" chart:name="primary-x" chart:style-name="ch4">
            <chart:title svg:x="8.17cm" svg:y="8.019cm" chart:style-name="ch5">
              <text:p>м^2</text:p>
            </chart:title>
          </chart:axis>
          <chart:axis chart:dimension="y" chart:name="primary-y" chart:style-name="ch6">
            <chart:title svg:x="0.451cm" svg:y="4.71cm" chart:style-name="ch7">
              <text:p>c^2</text:p>
            </chart:title>
            <chart:grid chart:style-name="ch8" chart:class="major"/>
          </chart:axis>
          <chart:series chart:style-name="ch9" chart:values-cell-range-address="Sheet1.H5:Sheet1.H14" chart:class="chart:scatter">
            <chart:domain table:cell-range-address="Sheet1.G5:Sheet1.G14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6">
                <text:p>0.0036</text:p>
                <draw:g>
                  <svg:desc>Sheet1.G5:Sheet1.G14</svg:desc>
                </draw:g>
              </table:table-cell>
              <table:table-cell office:value-type="float" office:value="3.7681660899654">
                <text:p>3.7681660899654</text:p>
                <draw:g>
                  <svg:desc>Sheet1.H5:Sheet1.H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9">
                <text:p>0.0049</text:p>
              </table:table-cell>
              <table:table-cell office:value-type="float" office:value="5.26297577854671">
                <text:p>5.262975778546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4">
                <text:p>0.0064</text:p>
              </table:table-cell>
              <table:table-cell office:value-type="float" office:value="4.73702422145329">
                <text:p>4.737024221453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81">
                <text:p>0.0081</text:p>
              </table:table-cell>
              <table:table-cell office:value-type="float" office:value="4.73702422145329">
                <text:p>4.737024221453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">
                <text:p>0.01</text:p>
              </table:table-cell>
              <table:table-cell office:value-type="float" office:value="4.48442906574395">
                <text:p>4.48442906574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1">
                <text:p>0.01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44">
                <text:p>0.0144</text:p>
              </table:table-cell>
              <table:table-cell office:value-type="float" office:value="4.23875432525952">
                <text:p>4.238754325259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69">
                <text:p>0.0169</text:p>
              </table:table-cell>
              <table:table-cell office:value-type="float" office:value="3.7681660899654">
                <text:p>3.76816608996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96">
                <text:p>0.0196</text:p>
              </table:table-cell>
              <table:table-cell office:value-type="float" office:value="5.26297577854671">
                <text:p>5.262975778546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25">
                <text:p>0.0225</text:p>
              </table:table-cell>
              <table:table-cell office:value-type="float" office:value="5.26297577854671">
                <text:p>5.262975778546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